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F4000001EA36B863D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draw:fill-color="#ffffff" draw:auto-grow-height="true" fo:min-height="3.507cm"/>
    </style:style>
    <style:style style:name="pr6" style:family="presentation" style:parent-style-name="Default-outline1">
      <style:graphic-properties draw:fill-color="#ffffff" draw:auto-grow-height="true" fo:min-height="13.86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size="20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margin-left="1.016cm" fo:margin-right="0cm" fo:margin-top="0cm" fo:margin-bottom="0cm" fo:text-indent="-0.61cm"/>
    </style:style>
    <style:style style:name="T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8000" style:text-position="super 58%" fo:font-size="20pt" style:text-underline-style="none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20pt" style:text-underline-style="none" fo:font-weight="normal" style:font-size-asian="20pt" style:font-weight-asian="normal" style:font-size-complex="20pt" style:font-weight-complex="normal"/>
    </style:style>
    <style:style style:name="T4" style:family="text">
      <style:text-properties fo:color="#000000" style:text-position="0% 100%" fo:font-size="20pt" fo:language="en" fo:country="GB" style:text-underline-style="none" fo:font-weight="normal" style:font-size-asian="20pt" style:font-weight-asian="normal" style:font-size-complex="20pt" style:font-weight-complex="normal"/>
    </style:style>
    <style:style style:name="T5" style:family="text">
      <style:text-properties fo:color="#000000" style:text-position="0% 100%" fo:font-size="20pt" fo:language="en" fo:country="GB" style:text-underline-style="none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950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950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950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50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50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50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50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50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50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950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7.682cm" svg:height="7.462cm" svg:x="0.001cm" svg:y="6.038cm" presentation:class="title" presentation:user-transformed="true">
          <draw:text-box>
            <text:p>The Life-Science Grid Community<text:line-break/><text:line-break/><text:span text:style-name="T1">Tristan Glatard</text:span><text:span text:style-name="T2">1</text:span><text:span text:style-name="T1"><text:line-break/></text:span><text:span text:style-name="T2">1</text:span><text:span text:style-name="T3">Creatis, CNRS, INSERM, Université de Lyon, France</text:span><text:span text:style-name="T4"><text:line-break/></text:span><text:span text:style-name="T4"><text:line-break/></text:span><text:span text:style-name="T5">The Spanish Network for e-Science</text:span><text:span text:style-name="T4"><text:line-break/></text:span><text:span text:style-name="T5">2/12/20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Virtual Research Communities</text:p>
          </draw:text-box>
        </draw:frame>
        <draw:frame presentation:style-name="pr4" draw:layer="layout" svg:width="25.199cm" svg:height="16.719cm" svg:x="1.4cm" svg:y="3.914cm" presentation:class="outline" presentation:user-transformed="true">
          <draw:text-box>
            <text:list text:style-name="L2">
              <text:list-item>
                <text:p>What is a VRC?</text:p>
                <text:list>
                  <text:list-item>
                    <text:p><text:span text:style-name="T6">"A VRC is a self-organising group that collects and represents the interests of a focussed collection of researchers across a clear and well-defined field"</text:span></text:p>
                  </text:list-item>
                </text:list>
              </text:list-item>
              <text:list-item>
                <text:p>Why being a VRC?</text:p>
                <text:list>
                  <text:list-item>
                    <text:p><text:span text:style-name="T6">Technical support from EGI through helpdesk</text:span></text:p>
                  </text:list-item>
                  <text:list-item>
                    <text:p><text:span text:style-name="T6">Send requirements to middleware development</text:span></text:p>
                  </text:list-item>
                  <text:list-item>
                    <text:p><text:span text:style-name="T6">Integrate community services in the production infrastructure</text:span></text:p>
                  </text:list-item>
                </text:list>
              </text:list-item>
              <text:list-item>
                <text:p>Constraints to be a VRC</text:p>
                <text:list>
                  <text:list-item>
                    <text:p><text:span text:style-name="T6">Have supporting resources, i.e., supporting NGIs</text:span></text:p>
                  </text:list-item>
                  <text:list-item>
                    <text:p><text:span text:style-name="T6">Involve significant VOs, i.e., represent users</text:span></text:p>
                  </text:list-item>
                </text:list>
              </text:list-item>
              <text:list-item>
                <text:p>VRC candidates so far </text:p>
                <text:list>
                  <text:list-item>
                    <text:p><text:span text:style-name="T6">Astronomy and astrophysics, computational chemistry, earth sciences, e-Humanities, hydro-meteorology, life sciences, WeNMR, WLCG (High-Energy Physic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-Science Grid Community</text:p>
          </draw:text-box>
        </draw:frame>
        <draw:frame presentation:style-name="pr4" draw:layer="layout" svg:width="25.199cm" svg:height="14.358cm" svg:x="1.4cm" svg:y="4.714cm" presentation:class="outline" presentation:user-transformed="true">
          <draw:text-box>
            <text:list text:style-name="L2">
              <text:list-item>
                <text:p>Timeline</text:p>
                <text:list>
                  <text:list-item>
                    <text:p><text:span text:style-name="T6">June 2010: open workshop at the HealthGrid conference</text:span></text:p>
                  </text:list-item>
                  <text:list-item>
                    <text:p><text:span text:style-name="T6">Agreed on a statement of goals and missions</text:span></text:p>
                  </text:list-item>
                  <text:list-item>
                    <text:p><text:span text:style-name="T6">Monthly phone meetings</text:span></text:p>
                  </text:list-item>
                </text:list>
              </text:list-item>
              <text:list-item>
                <text:p>Participating user groups</text:p>
                <text:list>
                  <text:list-item>
                    <text:p><text:span text:style-name="T6">VOs: biomed (catch-all), vlemed, lsgrid</text:span></text:p>
                  </text:list-item>
                  <text:list-item>
                    <text:p><text:span text:style-name="T6">German life-science user community</text:span></text:p>
                  </text:list-item>
                  <text:list-item>
                    <text:p><text:span text:style-name="T6">Lifewatch</text:span></text:p>
                  </text:list-item>
                </text:list>
              </text:list-item>
              <text:list-item>
                <text:p>Supporting NGIs</text:p>
                <text:list>
                  <text:list-item>
                    <text:p><text:span text:style-name="T6">Dutch, French, Italian, Spanish and Swiss</text:span></text:p>
                  </text:list-item>
                </text:list>
              </text:list-item>
              <text:list-item>
                <text:p>Hosting body</text:p>
                <text:list>
                  <text:list-item>
                    <text:p><text:span text:style-name="T6">HealthGrid, a non-profit associ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Purposes and goals (1)</text:p>
          </draw:text-box>
        </draw:frame>
        <draw:frame presentation:style-name="pr6" draw:layer="layout" svg:width="25.199cm" svg:height="13.86cm" svg:x="1.4cm" svg:y="4.514cm" presentation:class="outline" presentation:user-transformed="true">
          <draw:text-box>
            <text:list text:style-name="L2">
              <text:list-item>
                <text:p>Represent the LS grid users, in particular to</text:p>
                <text:list>
                  <text:list-item>
                    <text:p><text:span text:style-name="T6">Negotiate resources</text:span></text:p>
                  </text:list-item>
                  <text:list-item>
                    <text:p><text:span text:style-name="T6">Promote their requirements</text:span></text:p>
                  </text:list-item>
                  <text:list-item>
                    <text:p><text:span text:style-name="T6">Liaise with the European Grid Initiative</text:span></text:p>
                  </text:list-item>
                </text:list>
              </text:list-item>
              <text:list-item>
                <text:p>Coordinate actions </text:p>
                <text:list>
                  <text:list-item>
                    <text:p><text:span text:style-name="T6">Serve as a contact point for new users</text:span></text:p>
                  </text:list-item>
                  <text:list-item>
                    <text:p><text:span text:style-name="T6">Share expertise in the community</text:span></text:p>
                  </text:list-item>
                  <text:list-item>
                    <text:p><text:span text:style-name="T6">Avoid replication of efforts</text:span></text:p>
                  </text:list-item>
                  <text:list-item>
                    <text:p><text:span text:style-name="T6">Define common requirements</text:span></text:p>
                  </text:list-item>
                  <text:list-item>
                    <text:p><text:span text:style-name="T6">Encourage sharing of resources, data and too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urposes and goals (2)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Provide technical services</text:p>
                <text:list>
                  <text:list-item>
                    <text:p><text:span text:style-name="T6">Operate and support common VOs</text:span></text:p>
                  </text:list-item>
                  <text:list-item>
                    <text:p><text:span text:style-name="T6">Operate shared services</text:span></text:p>
                  </text:list-item>
                  <text:list-item>
                    <text:p><text:span text:style-name="T6">Provide targeted user support and application porting</text:span></text:p>
                  </text:list-item>
                </text:list>
              </text:list-item>
              <text:list-item>
                <text:p>Training and induction</text:p>
                <text:list>
                  <text:list-item>
                    <text:p><text:span text:style-name="T6">Organize community-specific training events</text:span></text:p>
                  </text:list-item>
                  <text:list-item>
                    <text:p><text:span text:style-name="T6">Smooth the learning curve, lower the start-up cost</text:span></text:p>
                  </text:list-item>
                </text:list>
              </text:list-item>
              <text:list-item>
                <text:p>Dissemination</text:p>
                <text:list>
                  <text:list-item>
                    <text:p><text:span text:style-name="T6">Transfer knowledge among VRC partners</text:span></text:p>
                  </text:list-item>
                  <text:list-item>
                    <text:p><text:span text:style-name="T6">Advertise actions</text:span></text:p>
                  </text:list-item>
                  <text:list-item>
                    <text:p><text:span text:style-name="T6">Liaise with other groups of interest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256cm" svg:x="1.8cm" svg:y="0.962cm" presentation:class="title" presentation:user-transformed="true">
          <draw:text-box>
            <text:p><text:span text:style-name="T7">Current actions: user representation</text:span></text:p>
          </draw:text-box>
        </draw:frame>
        <draw:frame presentation:style-name="pr4" draw:layer="layout" svg:width="25.846cm" svg:height="15.55cm" svg:x="0.953cm" svg:y="4.614cm" presentation:class="outline" presentation:user-transformed="true">
          <draw:text-box>
            <text:list text:style-name="L2">
              <text:list-item>
                <text:p><text:span text:style-name="T8">Collected and submitted 19 technical requirements to the EGI</text:span></text:p>
                <text:list>
                  <text:list-item>
                    <text:list>
                      <text:list-item>
                        <text:p text:style-name="P4"><text:span text:style-name="T9">Coherent set of APIs</text:span></text:p>
                      </text:list-item>
                      <text:list-item>
                        <text:p text:style-name="P4"><text:span text:style-name="T9">No single point of failure (LFC, WMS) ; redundant services</text:span></text:p>
                      </text:list-item>
                      <text:list-item>
                        <text:p text:style-name="P4"><text:span text:style-name="T9">LFC administration tools (automatic replication/migration of files)</text:span></text:p>
                      </text:list-item>
                      <text:list-item>
                        <text:p text:style-name="P4"><text:span text:style-name="T9">DMS workload management</text:span></text:p>
                      </text:list-item>
                      <text:list-item>
                        <text:p text:style-name="P4"><text:span text:style-name="T9">Improved replica selection</text:span></text:p>
                      </text:list-item>
                      <text:list-item>
                        <text:p text:style-name="P4"><text:span text:style-name="T9">Coherent management of replica access control</text:span></text:p>
                      </text:list-item>
                      <text:list-item>
                        <text:p text:style-name="P4"><text:span text:style-name="T9">Extended VO management features</text:span></text:p>
                      </text:list-item>
                      <text:list-item>
                        <text:p text:style-name="P4"><text:span text:style-name="T9">Middleware support for pilot jobs</text:span></text:p>
                      </text:list-item>
                      <text:list-item>
                        <text:p text:style-name="P4"><text:span text:style-name="T9">Management of avalanches of job submission</text:span></text:p>
                      </text:list-item>
                      <text:list-item>
                        <text:p text:style-name="P4"><text:span text:style-name="T9">Parallel jobs submission (MPI)</text:span></text:p>
                      </text:list-item>
                      <text:list-item>
                        <text:p text:style-name="P4"><text:span text:style-name="T9">Short jobs efficiency and notification of completion</text:span></text:p>
                      </text:list-item>
                      <text:list-item>
                        <text:p text:style-name="P4"><text:span text:style-name="T9">Management of many small files</text:span></text:p>
                      </text:list-item>
                      <text:list-item>
                        <text:p text:style-name="P4"><text:span text:style-name="T9">Single sign-on avoiding exposing users to X509 certificates</text:span></text:p>
                      </text:list-item>
                      <text:list-item>
                        <text:p text:style-name="P4"><text:span text:style-name="T9">Update of distributed files</text:span></text:p>
                      </text:list-item>
                      <text:list-item>
                        <text:p text:style-name="P4"><text:span text:style-name="T9">Robot certificates</text:span></text:p>
                      </text:list-item>
                      <text:list-item>
                        <text:p text:style-name="P4"><text:span text:style-name="T9">Disk space management on SEs</text:span></text:p>
                      </text:list-item>
                      <text:list-item>
                        <text:p text:style-name="P4"><text:span text:style-name="T9">Distributed relational data management, with ACL-based access control. </text:span></text:p>
                      </text:list-item>
                      <text:list-item>
                        <text:p text:style-name="P4"><text:span text:style-name="T9">Partial file access</text:span></text:p>
                      </text:list-item>
                      <text:list-item>
                        <text:p text:style-name="P4"><text:span text:style-name="T9">Scientific data flows</text:span></text:p>
                      </text:list-item>
                    </text:list>
                  </text:list-item>
                </text:list>
              </text:list-item>
              <text:list-item>
                <text:p><text:span text:style-name="T8">Negotiating formal agreement with EGI</text:span></text:p>
                <text:list>
                  <text:list-item>
                    <text:p><text:span text:style-name="T10">What EGI can provide</text:span></text:p>
                  </text:list-item>
                  <text:list-item>
                    <text:p><text:span text:style-name="T10">Community du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urrent actions: coordina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mproved VO management portal</text:p>
                <text:list>
                  <text:list-item>
                    <text:p>User registration<text:span text:style-name="T11"> and </text:span><text:span text:style-name="T12">removal ; mailing list creation</text:span></text:p>
                  </text:list-item>
                  <text:list-item>
                    <text:p>VO group creation and removal</text:p>
                  </text:list-item>
                  <text:list-item>
                    <text:p>Application registration and status update</text:p>
                  </text:list-item>
                  <text:list-item>
                    <text:p>Directory structure in LFC</text:p>
                  </text:list-item>
                  <text:list-item>
                    <text:p>Should have links with application database, VOMS and operations portal</text:p>
                  </text:list-item>
                </text:list>
              </text:list-item>
              <text:list-item>
                <text:p>Catalog of existing software used by VOs</text:p>
                <text:list>
                  <text:list-item>
                    <text:p>RESPECT-like</text:p>
                  </text:list-item>
                  <text:list-item>
                    <text:p>To promote high-quality software and encourage sharing</text:p>
                  </text:list-item>
                </text:list>
              </text:list-item>
              <text:list-item>
                <text:p>VO operations survey</text:p>
                <text:list>
                  <text:list-item>
                    <text:p>Review of operational procedures in Vos</text:p>
                  </text:list-item>
                  <text:list-item>
                    <text:p>Ex: LFC organization, production monitoring, SE decommissioning procedures, etc</text:p>
                  </text:list-item>
                  <text:list-item>
                    <text:p>Share and better defin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Current actions: technica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rganize technical teams in the biomed VO</text:p>
                <text:list>
                  <text:list-item>
                    <text:p><text:span text:style-name="T6">8 teams of 1 or 2 persons, on duty for 1 or 2 weeks</text:span></text:p>
                  </text:list-item>
                  <text:list-item>
                    <text:p><text:span text:style-name="T6">Monitor the infrastructure</text:span></text:p>
                  </text:list-item>
                  <text:list-item>
                    <text:p><text:span text:style-name="T6">Submit tickets when appropriate</text:span></text:p>
                  </text:list-item>
                  <text:list-item>
                    <text:p><text:span text:style-name="T6">Apply procedures when appropriate (e.g. file migration)</text:span></text:p>
                  </text:list-item>
                </text:list>
              </text:list-item>
              <text:list-item>
                <text:p>Setup monitoring services</text:p>
                <text:list>
                  <text:list-item>
                    <text:p><text:span text:style-name="T6">Set-up a Nagios box for biomed VO</text:span></text:p>
                  </text:list-item>
                  <text:list-item>
                    <text:p><text:span text:style-name="T6">Experience spreading to other VOs</text:span></text:p>
                  </text:list-item>
                </text:list>
              </text:list-item>
              <text:list-item>
                <text:p>Study and document VO issues</text:p>
                <text:list>
                  <text:list-item>
                    <text:p><text:span text:style-name="T6">Redundancy of VOMS servers</text:span></text:p>
                  </text:list-item>
                  <text:list-item>
                    <text:p><text:span text:style-name="T6">SE storage size reporting by lcg-infosi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urrent actions (4)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raining</text:p>
                <text:list>
                  <text:list-item>
                    <text:p><text:span text:style-name="T6">Organize Life-Science training event at EGI User Forum in 2011</text:span></text:p>
                  </text:list-item>
                  <text:list-item>
                    <text:p><text:span text:style-name="T6">Collect training material</text:span></text:p>
                  </text:list-item>
                  <text:list-item>
                    <text:p><text:span text:style-name="T6">Review training requirements and offers</text:span></text:p>
                  </text:list-item>
                </text:list>
              </text:list-item>
              <text:list-item>
                <text:p><text:span text:style-name="T13">Application porting support centers</text:span></text:p>
                <text:list>
                  <text:list-item>
                    <text:p><text:span text:style-name="T6">Grid Application Support Service (University of Westminster)</text:span></text:p>
                  </text:list-item>
                  <text:list-item>
                    <text:p><text:span text:style-name="T6">Grid Application Support Center (MTA SZTAKI, Budapest)</text:span></text:p>
                  </text:list-item>
                  <text:list-item>
                    <text:p><text:span text:style-name="T6">Send your use-cases !</text:span></text:p>
                  </text:list-item>
                </text:list>
                <text:p><text:span text:style-name="T6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re information</text:p>
          </draw:text-box>
        </draw:frame>
        <draw:frame presentation:style-name="pr4" draw:layer="layout" svg:width="25.199cm" svg:height="14.775cm" svg:x="1.4cm" svg:y="4.914cm" presentation:class="outline" presentation:user-transformed="true">
          <draw:text-box>
            <text:list text:style-name="L2">
              <text:list-item>
                <text:p>Contact</text:p>
                <text:list>
                  <text:list-item>
                    <text:p><text:span text:style-name="T10">Wiki page: </text:span><text:span text:style-name="T10"><text:a xlink:href="http://wiki.healthgrid.org/LSVRC:Index">http://wiki.healthgrid.org/LSVRC:Index</text:a></text:span></text:p>
                  </text:list-item>
                  <text:list-item>
                    <text:p><text:span text:style-name="T10">Mailing list: </text:span><text:span text:style-name="T10"><text:a xlink:href="mailto:lsvrc@healthgrid.org">lsvrc@healthgrid.org</text:a></text:span></text:p>
                  </text:list-item>
                </text:list>
              </text:list-item>
              <text:list-item>
                <text:p>How to benefit from the LSGC?</text:p>
                <text:list>
                  <text:list-item>
                    <text:p>Established VOs</text:p>
                    <text:list>
                      <text:list-item>
                        <text:p>Discuss technical issues with other VOs</text:p>
                      </text:list-item>
                      <text:list-item>
                        <text:p>Submit requirements to the EGI</text:p>
                      </text:list-item>
                      <text:list-item>
                        <text:p>Advertise your services ; use others'</text:p>
                      </text:list-item>
                    </text:list>
                  </text:list-item>
                  <text:list-item>
                    <text:p>New communities</text:p>
                    <text:list>
                      <text:list-item>
                        <text:p>Join an existing VO and benefit from its expertise</text:p>
                      </text:list-item>
                      <text:list-item>
                        <text:p>Get information on related applications and porting efforts</text:p>
                      </text:list-item>
                      <text:list-item>
                        <text:p>Get application porting support</text:p>
                      </text:list-item>
                      <text:list-item>
                        <text:p>Browse training material and events</text:p>
                      </text:list-item>
                    </text:list>
                  </text:list-item>
                </text:list>
              </text:list-item>
              <text:list-item>
                <text:p>Open access: just join 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950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950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950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50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50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50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50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50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50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950e" fo:font-size="45%"/>
          </text:list-level-style-bullet>
        </text:list-style>
      </style:graphic-properties>
      <style:paragraph-properties fo:margin-left="0cm" fo:margin-right="0cm" fo:margin-top="1.21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bold" style:letter-kerning="true" style:font-family-asian="'DejaVu Sans'" style:font-family-generic-asian="system" style:font-pitch-asian="variable" style:font-size-asian="28pt" style:font-style-asian="normal" style:font-weight-asian="bold" style:font-family-complex="'DejaVu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cm" fo:text-indent="-0.8cm"/>
      <style:text-properties fo:font-size="18pt" fo:font-weight="normal" style:font-size-asian="18pt" style:font-weight-asian="normal" style:font-size-complex="18pt" style:font-weight-complex="normal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16pt" style:font-size-asian="16pt" style:font-size-complex="16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00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 text:style-name="MP3">Click to edit the title text format</text:p>
        </draw:text-box>
      </draw:frame>
      <draw:frame presentation:style-name="Mpr2" draw:layer="backgroundobjects" svg:width="25.199cm" svg:height="13.859cm" svg:x="1.4cm" svg:y="4.914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.711cm" svg:height="2.657cm" svg:x="0.426cm" svg:y="0.323cm">
        <draw:image xlink:href="Pictures/10000000000001F4000001EA36B863D0.jp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tristan glatard</meta:initial-creator>
    <meta:creation-date>2008-12-18T08:06:21</meta:creation-date>
    <dc:creator>Tristan Glatard</dc:creator>
    <dc:date>2010-12-02T10:03:25</dc:date>
    <meta:editing-cycles>22</meta:editing-cycles>
    <meta:editing-duration>PT01H34M22S</meta:editing-duration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